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enter:</text:p>
          </table:table-cell>
          <table:table-cell office:value-type="float" office:value="18750000" calcext:value-type="float">
            <text:p>18750000</text:p>
          </table:table-cell>
          <table:table-cell/>
          <table:table-cell office:value-type="string" calcext:value-type="string">
            <text:p>omega:</text:p>
          </table:table-cell>
          <table:table-cell table:formula="of:=2*PI()*[.B1]" office:value-type="float" office:value="117809724.509617" calcext:value-type="float">
            <text:p>117809724.509617</text:p>
          </table:table-cell>
        </table:table-row>
        <table:table-row table:style-name="ro1">
          <table:table-cell office:value-type="string" calcext:value-type="string">
            <text:p>Bandwidth: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C0:</text:p>
          </table:table-cell>
          <table:table-cell table:formula="of:=1/([.E1]^2*[.B3])" office:value-type="float" office:value="0.000000000180126548697489" calcext:value-type="float">
            <text:p>1.80126548697489E-10</text:p>
          </table:table-cell>
        </table:table-row>
        <table:table-row table:style-name="ro1">
          <table:table-cell office:value-type="string" calcext:value-type="string">
            <text:p>Inductor:</text:p>
          </table:table-cell>
          <table:table-cell office:value-type="float" office:value="0.0000004" calcext:value-type="float">
            <text:p>0.0000004</text:p>
          </table:table-cell>
          <table:table-cell/>
          <table:table-cell office:value-type="string" calcext:value-type="string">
            <text:p>C12:</text:p>
          </table:table-cell>
          <table:table-cell table:style-name="ce1" table:formula="of:=[.E2]*[.B7]*[.B2]/[.B1]" office:value-type="float" office:value="0.0000000000063567859879002" calcext:value-type="float">
            <text:p>6.3567859879002E-12</text:p>
          </table:table-cell>
        </table:table-row>
        <table:table-row table:style-name="ro1">
          <table:table-cell office:value-type="string" calcext:value-type="string">
            <text:p>Qu: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Qe:</text:p>
          </table:table-cell>
          <table:table-cell table:formula="of:=([.B8]*[.B1]*[.B4])/([.B2]*[.B4]-[.B8]*[.B1])" office:value-type="float" office:value="31.0335865076385" calcext:value-type="float">
            <text:p>31.0335865076</text:p>
          </table:table-cell>
        </table:table-row>
        <table:table-row table:style-name="ro1">
          <table:table-cell office:value-type="string" calcext:value-type="string">
            <text:p>Z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e:</text:p>
          </table:table-cell>
          <table:table-cell table:style-name="ce1" table:formula="of:=1/[.E1]*1/SQRT([.B5]*[.E4]*[.E1]*[.B3]-[.B5]^2)" office:value-type="float" office:value="0.0000000000319412140459356" calcext:value-type="float">
            <text:p>3.19412140459356E-11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t:</text:p>
          </table:table-cell>
          <table:table-cell table:style-name="ce1" table:formula="of:=[.E2]-[.E5]-[.E3]" office:value-type="float" office:value="0.000000000141828548663654" calcext:value-type="float">
            <text:p>1.41828548663654E-10</text:p>
          </table:table-cell>
        </table:table-row>
        <table:table-row table:style-name="ro1">
          <table:table-cell office:value-type="string" calcext:value-type="string">
            <text:p>k:</text:p>
          </table:table-cell>
          <table:table-cell office:value-type="float" office:value="0.6617" calcext:value-type="float">
            <text:p>0.6617</text:p>
          </table:table-cell>
          <table:table-cell/>
          <table:table-cell office:value-type="string" calcext:value-type="string">
            <text:p>Cm:</text:p>
          </table:table-cell>
          <table:table-cell table:style-name="ce1" table:formula="of:=[.E2]-2*[.E3]" office:value-type="float" office:value="0.000000000167412976721689" calcext:value-type="float">
            <text:p>1.67412976721689E-10</text:p>
          </table:table-cell>
        </table:table-row>
        <table:table-row table:style-name="ro1">
          <table:table-cell office:value-type="string" calcext:value-type="string">
            <text:p>q:</text:p>
          </table:table-cell>
          <table:table-cell office:value-type="float" office:value="1.4328" calcext:value-type="float">
            <text:p>1.43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51:18.438816652</meta:creation-date>
    <dc:date>2019-03-27T21:09:24.298308276</dc:date>
    <meta:editing-duration>PT7M25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